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bottom" draw:auto-grow-height="false"/>
    </style:style>
    <style:style style:name="gr5" style:family="graphic" style:parent-style-name="standard">
      <style:graphic-properties draw:textarea-horizontal-align="justify" draw:textarea-vertical-align="bottom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9.5cm" svg:x="1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cm" svg:height="0.5cm" svg:x="9.9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cm" svg:y1="7cm" svg:x2="19.5cm" svg:y2="7cm">
          <text:p/>
        </draw:line>
        <draw:line draw:style-name="gr2" draw:text-style-name="P1" draw:layer="layout" svg:x1="8cm" svg:y1="7cm" svg:x2="9.5cm" svg:y2="7cm">
          <text:p/>
        </draw:line>
        <draw:line draw:style-name="gr2" draw:text-style-name="P1" draw:layer="layout" svg:x1="14.6cm" svg:y1="5cm" svg:x2="14.6cm" svg:y2="6.5cm">
          <text:p/>
        </draw:line>
      </draw:page>
      <draw:page draw:name="page2" draw:style-name="dp1" draw:master-page-name="Standard">
        <draw:custom-shape draw:style-name="gr3" draw:text-style-name="P1" draw:layer="layout" svg:width="5cm" svg:height="5cm" svg:x="12.5cm" svg:y="8.5cm">
          <text:p text:style-name="P1">Sauger</text:p>
          <text:p text:style-name="P1">Die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0.5cm" svg:height="17.5cm" svg:x="1.5cm" svg:y="2cm">
          <text:p text:style-name="P1">Einga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2cm" svg:y="2.5cm">
          <text:p text:style-name="P1">Sensor Vorne, Rechts, Links<text:line-break/>auf gesamter Höhe und Brei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2cm" svg:y="5cm">
          <text:p text:style-name="P1">Akkuspannu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2cm" svg:y="7.5cm">
          <text:p text:style-name="P1">Verbrauch von Vakuumpum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2cm" svg:y="10cm">
          <text:p text:style-name="P1">Verbrauch von Motor + Sensor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5cm" svg:height="17.5cm" svg:x="18cm" svg:y="2cm">
          <text:p text:style-name="P1">Ausga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18.5cm" svg:y="2.5cm">
          <text:p text:style-name="P1">Motorsteuerung für </text:p>
          <text:p text:style-name="P1">Geschwindigke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18.5cm" svg:y="5cm">
          <text:p text:style-name="P1">Richtungsänderu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2cm" svg:x="18.5cm" svg:y="7.5cm">
          <text:p text:style-name="P1">Vakuumpumpe an/au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oph </meta:initial-creator>
    <meta:creation-date>2009-11-04T22:23:22</meta:creation-date>
    <dc:date>2009-11-04T23:26:54</dc:date>
    <dc:creator>christoph </dc:creator>
    <meta:editing-duration>PT00H02M52S</meta:editing-duration>
    <meta:editing-cycles>1</meta:editing-cycles>
    <meta:document-statistic meta:object-count="15"/>
    <meta:generator>OpenOffice.org/3.1$Unix OpenOffice.org_project/310m19$Build-9420</meta:generator>
  </office:meta>
</office:document-meta>
</file>